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6">
            <text:p>16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5-19_08-08-04_000.jpg</text:p>
          </table:table-cell>
          <table:table-cell table:style-name="ce26" office:value-type="string">
            <text:p>:m :? #*# / topic=~ / content=比重。構成粒子。お互いの距離。どう変化？その構造は？ / status=~ / id=~,genre=~,other=~,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? #*# / topic=~ / content=比重。構成粒子。お互いの距離。どう変化？その構造は？ / status=~ / id=~,genre=~,other=~,">
            <text:p>:m :? #*# / topic=~ / content=比重。構成粒子。お互いの距離。どう変化？その構造は？ / status=~ / id=~,genre=~,other=~,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3-05-19_08-05-07_000.jpg</text:p>
          </table:table-cell>
          <table:table-cell table:style-name="ce26" office:value-type="string">
            <text:p>:m :haja,lets / action activity / やること / genre=~ / content=musescoreで、笛と和太鼓。合奏。試そう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haja,lets / action activity / やること / genre=~ / content=musescoreで、笛と和太鼓。合奏。試そう,other=~">
            <text:p>:m :haja,lets / action activity / やること / genre=~ / content=musescoreで、笛と和太鼓。合奏。試そう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 office:value-type="string">
            <text:p>2023-05-19_08-08-18_000.jpg</text:p>
          </table:table-cell>
          <table:table-cell table:style-name="ce26" office:value-type="string">
            <text:p>:m :haja,lets / action activity / やること / genre=~ / content=論語、孟子における、「天」の意味。知りたい。仁斎：「童子問　中」p.139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haja,lets / action activity / やること / genre=~ / content=論語、孟子における、「天」の意味。知りたい。仁斎：「童子問　中」p.139,other=~">
            <text:p>:m :haja,lets / action activity / やること / genre=~ / content=論語、孟子における、「天」の意味。知りたい。仁斎：「童子問　中」p.139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7" office:value-type="string">
            <text:p>2023-05-19_08-08-46_000.jpg</text:p>
          </table:table-cell>
          <table:table-cell table:style-name="ce26" office:value-type="string">
            <text:p>:m :th,mysl / topic=~ / content=神と信仰とについて、コーラン。世俗性を尋ぬるに、仁斎。心を陶冶するに、宇治拾遺と、笛。実用には、化学とロボット工学。力行すべし,id=~,other=~ / lang=ja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7];CONCATENATE([.C7];&quot; / &quot;;[.E5]))" office:value-type="string" office:string-value=":m #*# RES / free# S87DP9 記事読み / id~browser~media=9T1N~yan~ya / theme=ロシア；石油収入,content=~,w=~ / genre=~ / other=~">
            <text:p>:m #*# RES / free# S87DP9 記事読み / id~browser~media=9T1N~yan~ya / theme=ロシア；石油収入,content=~,w=~ / genre=~ / 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 office:value-type="string">
            <text:p>2023-05-19_08-05-39_000.jpg</text:p>
          </table:table-cell>
          <table:table-cell table:style-name="ce26" office:value-type="string">
            <text:p>:m #*# / memo:other(m:other) / topic=quote:伊藤仁斎, about=~,content=「仁人者。...修其理不急其功」「学人を尤めざるに至るは、学の至りなり」,other=from:「童子問　中」:280,id=~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18" office:value-type="string">
            <text:p>2023-05-19_14-55-50_000.jpg</text:p>
          </table:table-cell>
          <table:table-cell table:style-name="ce26" office:value-type="string">
            <text:p>:m #*# RES / free# S87DP9 記事読み / id~browser~media=9T1N~yan~ya / theme=ロシア；石油収入,content=~,w=~ / genre=~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#*# RES / free# S87DP9 記事読み / id~browser~media=9T1N~yan~ya / theme=ロシア；石油収入,content=~,w=~ / genre=~ / other=~">
            <text:p>:m #*# RES / free# S87DP9 記事読み / id~browser~media=9T1N~yan~ya / theme=ロシア；石油収入,content=~,w=~ / genre=~ / 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7" office:value-type="string">
            <text:p>2023-05-18_22-05-57_000.jpg</text:p>
          </table:table-cell>
          <table:table-cell table:style-name="ce26" office:value-type="string">
            <text:p>:m #*# RES / JVEMV6 64#285_bunseki_chemi / 『分析化学』 著者=加藤、菅原、共著,校注=~ / p.2 / w=純粋化学；応用化学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#*# RES / JVEMV6 64#285_bunseki_chemi / 『分析化学』 著者=加藤、菅原、共著,校注=~ / p.2 / w=純粋化学；応用化学,topic=~,publisher=~,other=~">
            <text:p>:m #*# RES / JVEMV6 64#285_bunseki_chemi / 『分析化学』 著者=加藤、菅原、共著,校注=~ / p.2 / w=純粋化学；応用化学,topic=~,publisher=~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17" office:value-type="string">
            <text:p>2023-05-19_13-00-59_000.jpg</text:p>
          </table:table-cell>
          <table:table-cell table:style-name="ce26" office:value-type="string">
            <text:p>:m 1*1 RES / JVEMV6 64#238_maeno / 『微粒子から探る物性七変化』 著者=前野昌弘,校注=~ / p.187 / w=改質材,topic=一円玉：水に浮く,publisher=~,other=calc+:一円玉：表面張力：計算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1*1 RES / JVEMV6 64#238_maeno / 『微粒子から探る物性七変化』 著者=前野昌弘,校注=~ / p.187 / w=改質材,topic=一円玉：水に浮く,publisher=~,other=calc+:一円玉：表面張力：計算">
            <text:p>:m 1*1 RES / JVEMV6 64#238_maeno / 『微粒子から探る物性七変化』 著者=前野昌弘,校注=~ / p.187 / w=改質材,topic=一円玉：水に浮く,publisher=~,other=calc+:一円玉：表面張力：計算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7" office:value-type="string">
            <text:p>2023-05-19_08-05-00_000.jpg</text:p>
          </table:table-cell>
          <table:table-cell table:style-name="ce26" office:value-type="string">
            <text:p>:tome / (lang=ja) / topic=~ / content=culture。自分で創ろう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tome / (lang=ja) / topic=~ / content=culture。自分で創ろう,other=~">
            <text:p>:tome / (lang=ja) / topic=~ / content=culture。自分で創ろう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 office:value-type="string">
            <text:p>2023-05-18_20-51-3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7" office:value-type="string">
            <text:p>2023-05-19_03-02-20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7" office:value-type="string">
            <text:p>2023-05-19_07-42-34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:PHOTO 起きた時刻 / 2023">
            <text:p>:m :PHOTO 起きた時刻 / 2023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7" office:value-type="string">
            <text:p>2023-05-19_07-49-0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17" office:value-type="string">
            <text:p>2023-05-19_13-54-57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食べた物 ">
            <text:p>:m 食べた物 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 office:value-type="string">
            <text:p>2023-05-18_18-39-36_000.mp4</text:p>
          </table:table-cell>
          <table:table-cell table:style-name="ce26" office:value-type="string">
            <text:p>:VIDEO / @自室 / 記録 / jap.flute / 演奏、play / R=1 / genre=melody:for-practice,session=hour-18,memo=+,file-piece-id=~,other=use:kan-6;kan-4 / follow+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6];[.K16])" office:value-type="string" office:string-value="mp4">
            <text:p>mp4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7" office:value-type="string">
            <text:p>2023-05-18_18-44-14_000.mp4</text:p>
          </table:table-cell>
          <table:table-cell table:style-name="ce26" office:value-type="string">
            <text:p>:VIDEO / @自室 / 記録 / jap.flute / 演奏、play / R=2 / genre=melody:review,session=hour-18,memo=~,file-piece-id=2023-05-11_18-42-14.jpg,other=evaluate:beautiful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VIDEO / @自室 / 記録 / jap.flute / 演奏、play / R=2 / genre=melody:review,session=hour-18,memo=~,file-piece-id=2023-05-11_18-42-14.jpg,other=evaluate:beautiful / follow+">
            <text:p>:VIDEO / @自室 / 記録 / jap.flute / 演奏、play / R=2 / genre=melody:review,session=hour-18,memo=~,file-piece-id=2023-05-11_18-42-14.jpg,other=evaluate:beautiful / follow+</text:p>
          </table:table-cell>
          <table:table-cell table:style-name="ce10" table:formula="of:=RIGHT([.B17];[.K17])" office:value-type="string" office:string-value="mp4">
            <text:p>mp4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6">
            <text:p>1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0">2023/05/20</text:date>, <text:time>00:00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20T00:00:50.46</dc:date>
    <dc:creator>iwabuchi ken</dc:creator>
    <meta:editing-duration>P56DT14H56M44S</meta:editing-duration>
    <meta:editing-cycles>18534</meta:editing-cycles>
    <meta:document-statistic meta:table-count="2" meta:cell-count="927" meta:object-count="0"/>
    <meta:user-defined meta:name="qrichtext">1</meta:user-defined>
  </office:meta>
</office:document-meta>
</file>